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05456" officeooo:paragraph-rsid="001054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1114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4fdc1"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e092" officeooo:paragraph-rsid="0016e092"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7b622" officeooo:paragraph-rsid="0017b62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7" style:family="paragraph" style:parent-style-name="Standard">
      <style:paragraph-properties fo:text-align="start" style:justify-single-word="false"/>
      <style:text-properties officeooo:rsid="00105456" officeooo:paragraph-rsid="00105456"/>
    </style:style>
    <style:style style:name="P8" style:family="paragraph" style:parent-style-name="Standard">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11148" officeooo:paragraph-rsid="00111148"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3f142" officeooo:paragraph-rsid="0013f142"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4fdc1" officeooo:paragraph-rsid="0014fdc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6e092" officeooo:paragraph-rsid="0016e092"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7b622" officeooo:paragraph-rsid="0017b622"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45be8" officeooo:paragraph-rsid="0012d3d1"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0145be8" officeooo:paragraph-rsid="00145be8"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none" fo:font-weight="normal" officeooo:rsid="0012d3d1" officeooo:paragraph-rsid="0012d3d1"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solid" style:text-underline-width="auto" style:text-underline-color="font-color" fo:font-weight="bold" officeooo:rsid="00105456" officeooo:paragraph-rsid="00105456"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11148" style:font-size-asian="9.60000038146973pt" style:font-weight-asian="bold" style:font-size-complex="11pt" style:font-weight-complex="bold"/>
    </style:style>
    <style:style style:name="P20"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4fdc1"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fo:font-size="11pt" style:text-underline-style="solid" style:text-underline-width="auto" style:text-underline-color="font-color" fo:font-weight="bold" officeooo:rsid="0013f142" officeooo:paragraph-rsid="0013f142" style:font-size-asian="9.60000038146973pt" style:font-weight-asian="bold" style:font-size-complex="11pt" style:font-weight-complex="bold"/>
    </style:style>
    <style:style style:name="P22" style:family="paragraph" style:parent-style-name="Standard">
      <style:paragraph-properties fo:text-align="start" style:justify-single-word="false"/>
      <style:text-properties fo:font-size="11pt" style:text-underline-style="solid" style:text-underline-width="auto" style:text-underline-color="font-color" fo:font-weight="bold" officeooo:rsid="0016e092" officeooo:paragraph-rsid="0016e092" style:font-size-asian="9.60000038146973pt" style:font-weight-asian="bold" style:font-size-complex="11pt" style:font-weight-complex="bold"/>
    </style:style>
    <style:style style:name="P23" style:family="paragraph" style:parent-style-name="Standard">
      <style:text-properties fo:font-size="11pt" style:text-underline-style="solid" style:text-underline-width="auto" style:text-underline-color="font-color" fo:font-weight="bold" officeooo:rsid="00145be8" officeooo:paragraph-rsid="00145be8" style:font-size-asian="11pt" style:font-weight-asian="bold" style:font-size-complex="11pt" style:font-weight-complex="bold"/>
    </style:style>
    <style:style style:name="P24" style:family="paragraph" style:parent-style-name="Standard">
      <style:text-properties fo:font-size="11pt" officeooo:rsid="0013f142" officeooo:paragraph-rsid="0013f142" style:font-size-asian="11pt" style:font-size-complex="11pt"/>
    </style:style>
    <style:style style:name="P25" style:family="paragraph" style:parent-style-name="Standard">
      <style:text-properties fo:font-size="11pt" officeooo:rsid="00145be8" officeooo:paragraph-rsid="00145be8" style:font-size-asian="11pt" style:font-size-complex="11pt"/>
    </style:style>
    <style:style style:name="P26" style:family="paragraph" style:parent-style-name="Standard">
      <style:paragraph-properties fo:text-align="center" style:justify-single-word="false"/>
      <style:text-properties fo:color="#0066cc"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27" style:family="paragraph" style:parent-style-name="Standard" style:list-style-name="L1">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29" style:family="paragraph" style:parent-style-name="Standard" style:list-style-name="L3">
      <style:paragraph-properties fo:text-align="start" style:justify-single-word="false"/>
      <style:text-properties fo:font-size="11pt" style:text-underline-style="none" fo:font-weight="normal" officeooo:rsid="0013f142" officeooo:paragraph-rsid="0013f142" style:font-size-asian="11pt" style:font-weight-asian="normal" style:font-size-complex="11pt" style:font-weight-complex="normal"/>
    </style:style>
    <style:style style:name="P30" style:family="paragraph" style:parent-style-name="Standard" style:list-style-name="L4">
      <style:text-properties fo:font-size="11pt" style:text-underline-style="none" fo:font-weight="normal" officeooo:rsid="00145be8" officeooo:paragraph-rsid="00145be8" style:font-size-asian="11pt" style:font-weight-asian="normal" style:font-size-complex="11pt" style:font-weight-complex="normal"/>
    </style:style>
    <style:style style:name="P31" style:family="paragraph" style:parent-style-name="Standard" style:list-style-name="L3">
      <style:text-properties fo:font-size="11pt" style:font-size-asian="11pt" style:font-size-complex="11pt"/>
    </style:style>
    <style:style style:name="P32" style:family="paragraph" style:parent-style-name="Standard" style:list-style-name="L3">
      <style:text-properties fo:font-size="11pt" officeooo:rsid="0013f142" officeooo:paragraph-rsid="0013f142" style:font-size-asian="11pt" style:font-size-complex="11pt"/>
    </style:style>
    <style:style style:name="T1" style:family="text">
      <style:text-properties style:text-underline-style="none" fo:font-weight="normal" officeooo:rsid="0013f142" style:font-weight-asian="normal" style:font-weight-complex="normal"/>
    </style:style>
    <style:style style:name="T2" style:family="text">
      <style:text-properties officeooo:rsid="0012d3d1"/>
    </style:style>
    <style:style style:name="T3" style:family="text">
      <style:text-properties officeooo:rsid="0013f142"/>
    </style:style>
    <style:style style:name="T4" style:family="text">
      <style:text-properties style:text-position="super 58%" style:text-underline-style="none" fo:font-weight="normal" officeooo:rsid="0013f142" style:font-weight-asian="normal" style:font-weight-complex="normal"/>
    </style:style>
    <style:style style:name="T5" style:family="text">
      <style:text-properties style:font-size-asian="11pt"/>
    </style:style>
    <style:style style:name="T6" style:family="text">
      <style:text-properties officeooo:rsid="0014fdc1"/>
    </style:style>
    <style:style style:name="T7" style:family="text">
      <style:text-properties officeooo:rsid="0016e092"/>
    </style:style>
    <style:style style:name="T8" style:family="text">
      <style:text-properties officeooo:rsid="00189147"/>
    </style:style>
    <style:style style:name="T9" style:family="text">
      <style:text-properties officeooo:rsid="0019a6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t C++</text:p>
      <text:p text:style-name="P6"/>
      <text:p text:style-name="P18"/>
      <text:p text:style-name="P1">Contenu</text:p>
      <text:p text:style-name="P8">Ce programme comporte les jeux Sokoban, Taquin, et 2048, ainsi que de nombreuses variantes de ces deux derniers. Pour chacun de ces jeux, l'utilisateur choisit :</text:p>
      <text:list xml:id="list3047461329279454148" text:style-name="L1">
        <text:list-item>
          <text:p text:style-name="P27">les dimensions du plateau (avec un minimum imposé selon le jeu auquel on joue).</text:p>
        </text:list-item>
        <text:list-item>
          <text:p text:style-name="P27">le mode de jeu : joueur humain ou robot.</text:p>
        </text:list-item>
      </text:list>
      <text:p text:style-name="P7"/>
      <text:p text:style-name="P2">Parties traitées</text:p>
      <text:p text:style-name="P19"/>
      <text:p text:style-name="P19"/>
      <text:p text:style-name="P19">Taquin</text:p>
      <text:p text:style-name="P9">L'utilsateur peut choisir de jouer avec n'importe quel <text:span text:style-name="T2">type</text:span> d'objets qui soient comparable<text:span text:style-name="T2">s entre eux et sur lequel il existe une relation d'ordre. Par exmple, on peut choisir de jouer avec des entiers, mais aussi avec des lettres majuscules/minuscules, et on pourrait même imaginer d'autres types d'objets, représentés chacun par une classe, à condition que cette classe définisse :</text:span></text:p>
      <text:list xml:id="list8910953273974922095" text:style-name="L2">
        <text:list-item>
          <text:p text:style-name="P28">les opérations ++, -- (préfixe et postfixe)</text:p>
        </text:list-item>
        <text:list-item>
          <text:p text:style-name="P28">un constructeur prenant un entier en argument, un constructeur sans argument, ainsi qu'un constructeur de copie</text:p>
        </text:list-item>
        <text:list-item>
          <text:p text:style-name="P28">les comparaisons (==, !=, &lt;, &lt;=, &gt; et &gt;=)</text:p>
        </text:list-item>
        <text:list-item>
          <text:p text:style-name="P28">l'opérateur d'affichage</text:p>
        </text:list-item>
      </text:list>
      <text:p text:style-name="P15"/>
      <text:p text:style-name="P17">Outre la possibilité de choisir le type d'objets, le programme a été conçu de telle sorte à ne jamais générer de grilles insolubles: il faut pour cela que la permutation de la grille (nombre d'échanges à effectuer pour la réordonner) soit de même parité que la case vide (nombre de déplacements à effectuer pour la remettre à sa place). <text:span text:style-name="T3">Dans notre programme, nous considérons que la bonne place de la case vide est en bas à droite de la grille. La partie ne se termine donc que toutes les cases sont replacées dans l'ordre croissant et que la case vide est en bas à droite.</text:span></text:p>
      <text:p text:style-name="P10"/>
      <text:p text:style-name="P10"/>
      <text:p text:style-name="P21">2048</text:p>
      <text:p text:style-name="P11">En plus du jeu original, nous av<text:span text:style-name="T5">ons également implémenté 6 autres variantes:</text:span></text:p>
      <text:list xml:id="list113890339059226055" text:style-name="L3">
        <text:list-item>
          <text:p text:style-name="P29">Avoir à la fois des 2, des, 3, des 5 et des 7,</text:p>
        </text:list-item>
        <text:list-item>
          <text:p text:style-name="P31"><text:span text:style-name="T1">Choisir une base b et ne jouer ainsi qu'avec des nombres de la forme b*2</text:span><text:span text:style-name="T4">n</text:span>,</text:p>
        </text:list-item>
        <text:list-item>
          <text:p text:style-name="P32">Avoir des nombres négatifs pouvant détruire leurs opposés,</text:p>
        </text:list-item>
        <text:list-item>
          <text:p text:style-name="P32">Avoir des cases "x2", "x4", etc, qui multiplient les valeurs des cases avec lesquelles elles fusionnent, quelles qu'elles soient,</text:p>
        </text:list-item>
        <text:list-item>
          <text:p text:style-name="P32">Avoir des cases "destroy", qui détruisent les cases avec lesqueles elles fusionnent,</text:p>
        </text:list-item>
        <text:list-item>
          <text:p text:style-name="P32">Combinaison des variantes 1, 3, 4 et 5.</text:p>
        </text:list-item>
      </text:list>
      <text:p text:style-name="P24"/>
      <text:p text:style-name="P25">Dans le jeu original, ainsi que dans les variantes 1 et 2, deux cases ne peuvent fusionner que si elles sont égales.</text:p>
      <text:p text:style-name="P25"/>
      <text:p text:style-name="P25"/>
      <text:p text:style-name="P23">Sokoban</text:p>
      <text:p text:style-name="P16">L'utilisateur peut choisir un nombre de caisses. Les murs (internes et externes) sont disposés de manière totalement aléatoire, ainsi que les buts. On vérifie que:</text:p>
      <text:list xml:id="list1609075051380017136" text:style-name="L4">
        <text:list-item>
          <text:p text:style-name="P30">le personnage, les caisses et les buts ne soient jamais placés initialement en dehors des murs externes, ni dans une zone entourée de murs, sinon le jeu serait irrésolvable.</text:p>
        </text:list-item>
      </text:list>
      <text:p text:style-name="P16"/>
      <text:p text:style-name="P16">La partie se termine lorsque toutes les caisses ont été placées <text:span text:style-name="T6">sur les buts. Cependant, le jeu peut être bloqué si une caisse se retrouve avec un mur devant et sur l'un des côtés (gauche/droite), car dans ce cas-là la caisse </text:span><text:soft-page-break/><text:span text:style-name="T6">ne peut plus être déplacée.</text:span></text:p>
      <text:p text:style-name="P16"/>
      <text:p text:style-name="P16"/>
      <text:p text:style-name="P3">P<text:span text:style-name="T6">roblème</text:span>s</text:p>
      <text:p text:style-name="P20"/>
      <text:p text:style-name="P20"/>
      <text:p text:style-name="P20">Taquin</text:p>
      <text:p text:style-name="P12">Les ensembles <text:span text:style-name="T7">d'objets avec lesquels on joue </text:span>peuvent être finis. S'il est tout de même possible d<text:span text:style-name="T7">'utiliser</text:span> un ensemble E fini, on ne peut en revanche pas jouer sur des grilles dont la surface est supérieure à #E +1 (en tenant compte du fait que la case vide puisse être représentée par une valeur en dehors de cet ensemble). Par exemple, si on joue avec des lettres <text:span text:style-name="T7">de l'alphabet</text:span>, sachant qu'il n'y en a que 26, la surface du plateau ne pourra pas être supérieure à 27.</text:p>
      <text:p text:style-name="P12"/>
      <text:p text:style-name="P22">Sokoban</text:p>
      <text:p text:style-name="P13">Le nombre maximal de caisses possibles dépend de la disposition du plateau. Comme on choisit de placer les caisses et de manière totalement aléatoire en vérifiant à la fois qu'on n'est ni en dehors des murs externes, ni voisin d'un mur interne, le fait de mettre un trop grand nombre de caisses peut provoquer une boucle infinie. Pour éviter cela, le nombre de caisses sur le plateau ne pourra pas être supérieur à sqrt(l*h)/2 pour une grille de dimensions l*h.</text:p>
      <text:p text:style-name="P13"/>
      <text:p text:style-name="P13"/>
      <text:p text:style-name="P4">Quelques pistes d'extensions</text:p>
      <text:p text:style-name="P13"/>
      <text:p text:style-name="P13">Le robot implémenté pour chaque jeu joue de manière totalement aléatoire. Cela peut poser problème pour certains jeux, comme par exemple dans le cas du taquin, où cela provoque des boucles infinies. Pour cette raison, on aurait pu implément<text:span text:style-name="T8">er</text:span> un robot intelligent, jouant le meilleur coup possible à chaque fois.</text:p>
      <text:p text:style-name="P13"/>
      <text:p text:style-name="P5">Diagramme des classes</text:p>
      <text:p text:style-name="P13"/>
      <text:p text:style-name="P14">Le diagramme des classes se trouve dans le fichier modeli<text:span text:style-name="T9">s</text:span>ation.pdf joint avec l'archiv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42S</meta:editing-duration>
    <meta:editing-cycles>6</meta:editing-cycles>
    <meta:generator>LibreOffice/4.3.3.2$Linux_x86 LibreOffice_project/430m0$Build-2</meta:generator>
    <dc:date>2017-01-01T22:55:00.130569827</dc:date>
    <meta:document-statistic meta:table-count="0" meta:image-count="0" meta:object-count="0" meta:page-count="2" meta:paragraph-count="35" meta:word-count="716" meta:character-count="4136" meta:non-whitespace-character-count="3468"/>
    <meta:user-defined meta:name="Info 1"/>
    <meta:user-defined meta:name="Info 2"/>
    <meta:user-defined meta:name="Info 3"/>
    <meta:user-defined meta:name="Info 4"/>
  </office:meta>
</office:document-meta>
</file>